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weight="bold" officeooo:rsid="000f96c1" officeooo:paragraph-rsid="000f96c1" style:font-weight-asian="bold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weight="bold" officeooo:rsid="001017f9" officeooo:paragraph-rsid="001017f9" style:font-weight-asian="bold" style:font-weight-complex="bold"/>
    </style:style>
    <style:style style:name="P3" style:family="paragraph" style:parent-style-name="Subtitle">
      <style:paragraph-properties fo:text-align="start" style:justify-single-word="false"/>
      <style:text-properties fo:font-weight="bold" officeooo:rsid="000f96c1" officeooo:paragraph-rsid="000f96c1" style:font-weight-asian="bold" style:font-weight-complex="bold"/>
    </style:style>
    <style:style style:name="P4" style:family="paragraph" style:parent-style-name="Title">
      <style:text-properties officeooo:rsid="000f96c1" officeooo:paragraph-rsid="000f96c1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1017f9" officeooo:paragraph-rsid="001017f9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officeooo:rsid="0011d528" officeooo:paragraph-rsid="0010c10a" style:font-weight-asian="bold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weight="bold" officeooo:rsid="0010d5bd" officeooo:paragraph-rsid="0010c10a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Liberation Sans" fo:font-size="18pt" fo:font-weight="bold" officeooo:rsid="000f96c1" officeooo:paragraph-rsid="0010c10a" style:font-name-asian="Noto Sans CJK SC Regular" style:font-size-asian="18pt" style:font-weight-asian="bold" style:font-name-complex="FreeSans" style:font-size-complex="18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3a074"/>
    </style:style>
    <style:style style:name="T3" style:family="text">
      <style:text-properties officeooo:rsid="0014f2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ERVER WIKI 2</text:p>
      <text:p text:style-name="P3">Instalar MySQL</text:p>
      <text:p text:style-name="P1">sudo apt-get upgrade</text:p>
      <text:p text:style-name="P1">sudo apt-get update</text:p>
      <text:p text:style-name="P1">sudo apt-get install mysql-server</text:p>
      <text:p text:style-name="P1">- Usuario → root</text:p>
      <text:p text:style-name="P1">- Contraseña → admin</text:p>
      <text:p text:style-name="P2">localhost/phpmyadmin</text:p>
      <text:p text:style-name="P2"><text:a xlink:type="simple" xlink:href="http://localhost/phpmyadmin/index.php?token=0ee7b49a2ddaa5f73e8269eac93c9958" text:style-name="Internet_20_link" text:visited-style-name="Visited_20_Internet_20_Link">http://localhost/phpmyadmin/index.php?token=0ee7b49a2ddaa5f73e8269eac93c9958</text:a></text:p>
      <text:p text:style-name="P2">- Usuario → root</text:p>
      <text:p text:style-name="P2">- Contraseña → admin</text:p>
      <text:p text:style-name="P2"/>
      <text:p text:style-name="P8">GITHUB – <text:span text:style-name="T2">GIT (Comandos)</text:span></text:p>
      <text:p text:style-name="P7">Dentro de la carpeta donde esté el proyecto, <text:span text:style-name="T3">para subir los cambios:</text:span></text:p>
      <text:p text:style-name="P6">git remote add origin https://github.com/2dw3e/Wiki2.git</text:p>
      <text:p text:style-name="P7">git init</text:p>
      <text:p text:style-name="P7">git add .</text:p>
      <text:p text:style-name="P6">git commit -m “nombrecommit"</text:p>
      <text:p text:style-name="P6">git push -u origin master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0:21:20.020754799</meta:creation-date>
    <dc:date>2017-10-19T11:54:09.155261730</dc:date>
    <meta:editing-duration>PT4M4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67" meta:character-count="484" meta:non-whitespace-character-count="434"/>
  </office:meta>
</office:document-meta>
</file>